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text-align="justify" style:justify-single-word="false"/>
    </style:style>
    <style:style style:name="P2" style:family="paragraph" style:parent-style-name="Normal">
      <style:paragraph-properties fo:line-height="100%" fo:text-align="justify" style:justify-single-word="false"/>
    </style:style>
    <style:style style:name="P3" style:family="paragraph" style:parent-style-name="Normal">
      <style:text-properties style:font-name="Arial" fo:font-size="10pt" style:font-size-asian="10pt" style:font-name-complex="Arial" style:font-size-complex="10pt"/>
    </style:style>
    <style:style style:name="P4" style:family="paragraph" style:parent-style-name="Normal">
      <style:paragraph-properties fo:line-height="100%" fo:text-align="justify" style:justify-single-wor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Normal">
      <style:text-properties style:font-name="Arial" fo:font-size="10pt" fo:font-weight="bold" style:font-size-asian="10pt" style:font-weight-asian="bold" style:font-name-complex="Arial" style:font-size-complex="10pt"/>
    </style:style>
    <style:style style:name="P6" style:family="paragraph" style:parent-style-name="Normal">
      <style:paragraph-properties fo:line-height="100%"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" style:family="paragraph" style:parent-style-name="Normal">
      <style:paragraph-properties fo:text-align="justify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Normal">
      <style:paragraph-properties fo:line-height="100%" fo:text-align="justify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" fo:font-size="10pt" style:font-size-asian="10pt" style:font-name-complex="Arial" style:font-size-complex="10pt"/>
    </style:style>
    <style:style style:name="P9" style:family="paragraph" style:parent-style-name="Normal">
      <style:paragraph-properties fo:line-height="100%" fo:text-align="justify" style:justify-single-word="false" fo:padding-left="0in" fo:padding-right="0in" fo:padding-top="0in" fo:padding-bottom="0.0138in" fo:border-left="none" fo:border-right="none" fo:border-top="none" fo:border-bottom="0.74pt solid #000000" style:shadow="none">
        <style:tab-stops>
          <style:tab-stop style:position="3.2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" style:family="paragraph" style:parent-style-name="Normal">
      <style:paragraph-properties fo:line-height="100%" fo:text-align="justify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Normal">
      <style:paragraph-properties fo:line-height="100%" fo:text-align="justify" style:justify-single-word="false" fo:padding-left="0in" fo:padding-right="0in" fo:padding-top="0in" fo:padding-bottom="0.0138in" fo:border-left="none" fo:border-right="none" fo:border-top="none" fo:border-bottom="0.74pt solid #000000" style:shadow="none"/>
    </style:style>
    <style:style style:name="P12" style:family="paragraph" style:parent-style-name="Encabezado">
      <style:text-properties style:font-name="Arial" fo:font-size="10pt" style:font-size-asian="10pt" style:font-name-complex="Arial" style:font-size-complex="10pt"/>
    </style:style>
    <style:style style:name="P13" style:family="paragraph" style:parent-style-name="Párrafo_20_de_20_lista">
      <style:paragraph-properties fo:line-height="100%" fo:text-align="justify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Párrafo_20_de_20_lista">
      <style:paragraph-properties fo:line-height="100%" fo:text-align="justify" style:justify-single-word="false"/>
    </style:style>
    <style:style style:name="P15" style:family="paragraph" style:parent-style-name="Párrafo_20_de_20_lista" style:list-style-name="L1" style:master-page-name="MP0">
      <style:paragraph-properties fo:line-height="100%" fo:text-align="justify" style:justify-single-word="false" style:page-number="auto" fo:break-before="pag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Normal">
      <style:paragraph-properties fo:line-height="100%" fo:text-align="justify" style:justify-single-word="false"/>
    </style:style>
    <style:style style:name="P17" style:family="paragraph" style:parent-style-name="Normal">
      <style:paragraph-properties fo:text-align="justify" style:justify-single-word="false" fo:padding-left="0in" fo:padding-right="0in" fo:padding-top="0in" fo:padding-bottom="0.0138in" fo:border-left="none" fo:border-right="none" fo:border-top="none" fo:border-bottom="0.74pt solid #000000" style:shadow="none"/>
    </style:style>
    <style:style style:name="P18" style:family="paragraph" style:parent-style-name="Normal">
      <style:paragraph-properties fo:line-height="100%" fo:text-align="justify" style:justify-single-word="false" fo:padding-left="0in" fo:padding-right="0in" fo:padding-top="0in" fo:padding-bottom="0.0138in" fo:border-left="none" fo:border-right="none" fo:border-top="none" fo:border-bottom="0.74pt solid #000000" style:shadow="none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/>
    </style:style>
    <style:style style:name="T5" style:family="text">
      <style:text-properties style:font-name="Arial" fo:font-size="10pt" fo:language="en" fo:country="US" style:font-size-asian="10pt" style:font-name-complex="Arial" style:font-size-complex="10pt"/>
    </style:style>
    <style:style style:name="T6" style:family="text">
      <style:text-properties style:font-name="Arial" fo:font-size="10pt" fo:language="es" fo:country="PY" fo:font-weight="bold" style:font-size-asian="10pt" style:font-weight-asian="bold" style:font-name-complex="Arial" style:font-size-complex="10pt" style:font-style-complex="italic" style:font-weight-complex="bold"/>
    </style:style>
    <style:style style:name="T7" style:family="text">
      <style:text-properties style:font-name="Arial" fo:font-size="10pt" fo:language="es" fo:country="PY" style:font-size-asian="10pt" style:font-name-complex="Arial" style:font-size-complex="10pt"/>
    </style:style>
    <style:style style:name="T8" style:family="text">
      <style:text-properties style:font-name="Arial" fo:font-size="10pt" fo:language="es" fo:country="PY" style:font-size-asian="10pt" style:font-name-complex="Arial" style:font-size-complex="10pt" style:font-style-complex="italic" style:font-weight-complex="bold"/>
    </style:style>
    <style:style style:name="T9" style:family="text">
      <style:text-properties style:font-name="Arial" fo:font-size="9pt" fo:language="es" fo:country="PY" style:font-size-asian="9pt" style:font-name-complex="Arial" style:font-size-complex="9pt"/>
    </style:style>
    <style:style style:name="T10" style:family="text">
      <style:text-properties style:font-name="Times New Roman1" fo:font-size="10pt" fo:language="es" fo:country="PY" fo:font-weight="bold" style:font-size-asian="10pt" style:font-weight-asian="bold" style:font-name-complex="Arial" style:font-size-complex="10pt" style:font-style-complex="italic" style:font-weight-complex="bold"/>
    </style:style>
    <style:style style:name="T11" style:family="text">
      <style:text-properties style:font-name="Times New Roman1" fo:font-size="9pt" fo:language="es" fo:country="PY" style:font-size-asian="9pt" style:font-name-complex="Arial" style:font-size-complex="9pt" style:font-style-complex="italic" style:font-weight-complex="bold"/>
    </style:style>
    <style:style style:name="T12" style:family="text">
      <style:text-properties fo:language="es" fo:country="PY"/>
    </style:style>
    <style:style style:name="T13" style:family="text">
      <style:text-properties fo:language="es" fo:country="PY" style:font-style-complex="italic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text:list-style style:name="L1">
      <text:list-level-style-number text:level="1" style:num-suffix="-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1.1256in" text:min-label-width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6256in" text:min-label-width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12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85689168" text:style-name="L1">
        <text:list-item>
          <text:p text:style-name="P15">Identificación de la sustancia: </text:p>
        </text:list-item>
      </text:list>
      <text:p text:style-name="P13"/>
      <text:p text:style-name="P14"><text:span text:style-name="Fuente_20_de_20_párrafo_20_predeter."><text:span text:style-name="T6"><text:text-input text:description="&lt;o.commercial_name&gt;">&lt;o.commercial_name&gt;</text:text-input></text:span></text:span><text:bookmark-start text:name="bkmProdNome"/><text:bookmark-end text:name="bkmProdNome"/></text:p>
      <text:p text:style-name="P2"><text:span text:style-name="Fuente_20_de_20_párrafo_20_predeter."><text:span text:style-name="T2">Uso: </text:span></text:span><text:span text:style-name="Fuente_20_de_20_párrafo_20_predeter."><text:span text:style-name="T6"><text:text-input text:description="&lt;o.agronomic_class_id.name&gt;">&lt;o.agronomic_class_id.name&gt;</text:text-input></text:span></text:span></text:p>
      <text:p text:style-name="P2"><text:span text:style-name="Fuente_20_de_20_párrafo_20_predeter."><text:span text:style-name="T3">Empresa</text:span></text:span><text:span text:style-name="Fuente_20_de_20_párrafo_20_predeter."><text:span text:style-name="T2">:</text:span></text:span><text:span text:style-name="Fuente_20_de_20_párrafo_20_predeter."><text:span text:style-name="T2"> </text:span></text:span></text:p>
      <text:p text:style-name="P2"><text:span text:style-name="Fuente_20_de_20_párrafo_20_predeter."><text:span text:style-name="T1">Source/Name</text:span></text:span><text:span text:style-name="Fuente_20_de_20_párrafo_20_predeter."><text:span text:style-name="T8"><text:text-input text:description="&lt;o.partner_id.name&gt;">&lt;o.partner_id.name&gt;</text:text-input></text:span></text:span></text:p>
      <text:p text:style-name="P2"><text:bookmark-start text:name="bkmEmpEnde"/><text:span text:style-name="Fuente_20_de_20_párrafo_20_predeter."><text:span text:style-name="T1">Source/Adress</text:span></text:span><text:bookmark-end text:name="bkmEmpEnde"/><text:span text:style-name="Fuente_20_de_20_párrafo_20_predeter."><text:span text:style-name="T1"> </text:span></text:span><text:span text:style-name="Fuente_20_de_20_párrafo_20_predeter."><text:span text:style-name="T8"><text:text-input text:description="&lt;o.partner_id.name&gt;">&lt;o.partner_id.name&gt;</text:text-input></text:span></text:span></text:p>
      <text:p text:style-name="P2"><text:span text:style-name="Fuente_20_de_20_párrafo_20_predeter."><text:span text:style-name="T1">Tel. </text:span></text:span><text:bookmark-start text:name="bkmPhone"/><text:span text:style-name="Fuente_20_de_20_párrafo_20_predeter."><text:span text:style-name="T8"><text:text-input text:description="&lt;o.partner_id.phone&gt;">&lt;o.partner_id.phone&gt;</text:text-input></text:span></text:span><text:bookmark-end text:name="bkmPhone"/><text:span text:style-name="Fuente_20_de_20_párrafo_20_predeter."><text:span text:style-name="T7"><text:tab/></text:span></text:span></text:p>
      <text:p text:style-name="P2"><text:span text:style-name="Fuente_20_de_20_párrafo_20_predeter."><text:span text:style-name="T1">Fax. </text:span></text:span><text:span text:style-name="Fuente_20_de_20_párrafo_20_predeter."><text:span text:style-name="T8"><text:text-input text:description="&lt;o.partner_id.fax&gt;">&lt;o.partner_id.fax&gt;</text:text-input></text:span></text:span></text:p>
      <text:p text:style-name="P2"><text:span text:style-name="Fuente_20_de_20_párrafo_20_predeter."><text:span text:style-name="T3">Información en caso de urgencia</text:span></text:span><text:span text:style-name="Fuente_20_de_20_párrafo_20_predeter."><text:span text:style-name="T2">:</text:span></text:span><text:span text:style-name="Fuente_20_de_20_párrafo_20_predeter."><text:span text:style-name="T2"> </text:span></text:span></text:p>
      <text:p text:style-name="P4">Ciudad del Este teléfono: 061-571.900</text:p>
      <text:p text:style-name="P9">Emergencia nacional: 911<text:tab/>Emergencia médica: 021- 220.418</text:p>
      <text:p text:style-name="P9">Centro toxicológico: 021- 204.800<text:tab/>Bombero: 132</text:p>
      <text:p text:style-name="P9"/>
      <text:p text:style-name="P6">2- Composición/Información sobre los componentes</text:p>
      <text:p text:style-name="P2"><text:span text:style-name="Fuente_20_de_20_párrafo_20_predeter."><text:span text:style-name="T4">Componente</text:span></text:span></text:p>
      <text:p text:style-name="P10">Ingrediente activo: </text:p>
      <text:p text:style-name="P11"><text:bookmark-start text:name="bkmIaNome"/><text:span text:style-name="Fuente_20_de_20_párrafo_20_predeter."><text:span text:style-name="T5">Product/Ative Ingredient/Common name</text:span></text:span><text:bookmark-end text:name="bkmIaNome"/><text:span text:style-name="Fuente_20_de_20_párrafo_20_predeter."><text:span text:style-name="T5">: </text:span></text:span><text:bookmark-start text:name="bkmIaNomeQuim"/><text:span text:style-name="Fuente_20_de_20_párrafo_20_predeter."><text:span text:style-name="T5">Product/Ative Ingredient/Chemical name</text:span></text:span><text:bookmark-end text:name="bkmIaNomeQuim"/><text:span text:style-name="Fuente_20_de_20_párrafo_20_predeter."><text:span text:style-name="T5">.</text:span></text:span></text:p>
      <text:p text:style-name="P11"><text:span text:style-name="Fuente_20_de_20_párrafo_20_predeter."><text:span text:style-name="T1">Ingredientes inertes: </text:span></text:span><text:bookmark-start text:name="bkmInertes"/><text:span text:style-name="Fuente_20_de_20_párrafo_20_predeter."><text:span text:style-name="T1">Product/Formulated/Inert</text:span></text:span><text:bookmark-end text:name="bkmInertes"/><text:span text:style-name="Fuente_20_de_20_párrafo_20_predeter."><text:span text:style-name="T1">.</text:span></text:span></text:p>
      <text:p text:style-name="P11"><text:span text:style-name="Fuente_20_de_20_párrafo_20_predeter."><text:span text:style-name="T1">Peso molecular: </text:span></text:span><text:bookmark-start text:name="bkmPesoMolecular"/><text:span text:style-name="Fuente_20_de_20_párrafo_20_predeter."><text:span text:style-name="T1">Product/Active Ingredient/Molecular weight</text:span></text:span><text:bookmark-end text:name="bkmPesoMolecular"/><text:span text:style-name="Fuente_20_de_20_párrafo_20_predeter."><text:span text:style-name="T1">.</text:span></text:span></text:p>
      <text:p text:style-name="P11"><text:span text:style-name="Fuente_20_de_20_párrafo_20_predeter."><text:span text:style-name="T1">Formulación: </text:span></text:span><text:bookmark-start text:name="bkmCompFormulacao"/><text:span text:style-name="Fuente_20_de_20_párrafo_20_predeter."><text:span text:style-name="T8"><text:text-input text:description="&lt;o.formulation_type_id.name&gt;">&lt;o.formulation_type_id.name&gt;</text:text-input></text:span></text:span><text:bookmark-end text:name="bkmCompFormulacao"/><text:span text:style-name="Fuente_20_de_20_párrafo_20_predeter."><text:span text:style-name="T1">.</text:span></text:span></text:p>
      <text:p text:style-name="P5"/>
      <text:p text:style-name="P6">3- Identificación de peligros </text:p>
      <text:p text:style-name="P3"><text:bookmark-start text:name="bkmPerigos"/>CUIDADO: Peligroso su ingestión o irritación. Evitar respirar los vapores o la neblina de aplicación. Evitar todo contacto con la piel, ojos y ropa. Evitar respirar la neblina de la pulverización o inhalar el producto.</text:p>
      <text:p text:style-name="P8">No destapar los picos del aplicador con la boca.<text:bookmark-end text:name="bkmPerigos"/></text:p>
      <text:p text:style-name="P11"><text:span text:style-name="Fuente_20_de_20_párrafo_20_predeter."><text:span text:style-name="T1">Inflamabilidad: &lt;aca va informacion de peligros, una categoria de informacion&gt; </text:span></text:span><text:bookmark-start text:name="bkmInfla"/><text:span text:style-name="Fuente_20_de_20_párrafo_20_predeter."><text:span text:style-name="T1">Product/Formulated/Information/Description</text:span></text:span><text:bookmark-end text:name="bkmInfla"/></text:p>
      <text:p text:style-name="P11"><text:span text:style-name="Fuente_20_de_20_párrafo_20_predeter."><text:span text:style-name="T1">Clase toxicológica: </text:span></text:span><text:bookmark-start text:name="bkmCompFormulacao1"/><text:span text:style-name="Fuente_20_de_20_párrafo_20_predeter."><text:span text:style-name="T8"><text:text-input text:description="&lt;o.toxicological_class_id.name&gt;">&lt;o.toxicological_class_id.name&gt;</text:text-input></text:span></text:span><text:bookmark-end text:name="bkmCompFormulacao1"/><text:span text:style-name="Fuente_20_de_20_párrafo_20_predeter."><text:span text:style-name="T1">.</text:span></text:span></text:p>
      <text:p text:style-name="P8">PRECAUCIONES: Mantener fuera del alcance de los niños.</text:p>
      <text:p text:style-name="P8"><text:soft-page-break/></text:p>
      <text:p text:style-name="P6">4- Medidas de primeros auxilios</text:p>
      <text:p text:style-name="P4"><text:bookmark-start text:name="bkmPrimeirosSocorros"/>Tras inhalación:</text:p>
      <text:p text:style-name="P4">Retirar a un lugar ventilado y fresco. Si el accidentado no respira efectuar respiración artificial, preferiblemente boca a boca. </text:p>
      <text:p text:style-name="P4">Tras contacto con la piel:</text:p>
      <text:p text:style-name="P8">Quitar las ropas contaminadas y lavar abundantemente con agua y jabón. Lavar las ropas contaminadas antes de reutilizarlas.</text:p>
      <text:p text:style-name="P8">Tras contacto con los ojos:</text:p>
      <text:p text:style-name="P8">Lavar abundantemente bajo agua corriente durante al menos 15 minutos y con los parpados abiertos, buscar ayuda médica.</text:p>
      <text:p text:style-name="P8">Tras ingestión:</text:p>
      <text:p text:style-name="P8">No inducir el vómito. Dar de beber inmediatamente dos vasos de agua. Nunca suministrar nada por boca si el accidentado esta inconsciente.</text:p>
      <text:p text:style-name="P8">Signos y síntomas de intoxicación: Glifosato es un producto que normalmente no ofrece peligro (Clase IV) por las vías oral y dermal; es un producto poco peligroso, por la vía inhalatoria. Es no inerte dermal y moderado irritante ocular; no produce sensibilización cutánea.</text:p>
      <text:p text:style-name="P8">Tratamiento médico: Producto que normalmente no ofrece peligro – CUIDADO- </text:p>
      <text:p text:style-name="P8">No existe tratamiento específico, aplicar tratamiento sintomático.</text:p>
      <text:p text:style-name="P8">Antídoto: no hay antídoto específico.<text:bookmark-end text:name="bkmPrimeirosSocorros"/></text:p>
      <text:p text:style-name="P8"/>
      <text:p text:style-name="P6">5- Medidas para extinción de incendios</text:p>
      <text:p text:style-name="P4"><text:bookmark-start text:name="bkmIncendio"/>Medio de extinción de incendios: Espuma, CO2, polvo químico seco, espray de agua.</text:p>
      <text:p text:style-name="P4">Evacuar al personal afectado a un área segura ubicada en el sector en la dirección de la cual proviene el viento. Usar aparatos de respiración autónoma de presión positiva y equipo completo de protección (protección ocular, corporal, respirador).</text:p>
      <text:p text:style-name="P4">Utilizar el agente de extinción más adecuado, de los tres previstos según sea la irradiación de calor.</text:p>
      <text:p text:style-name="P4">Procedimientos de lucha específicos: </text:p>
      <text:p text:style-name="P4">Mantenerse frente al incendio de espalda al viento a la mayor <text:s/>distancia posible.</text:p>
      <text:p text:style-name="P8">Si se utiliza agua como medio de extinción o refrigeración, evitar que entre en desagües, canalizaciones o cursos de agua; contener el agua utilizada en la lucha contra el fuego con tierra o arena. Si el área está muy intensamente afectada por el fuego y las condiciones del lugar lo permiten, dejar que el fuego se extinga por sí solo, ya que el agua incrementa el riesgo de escurrimiento y contaminación.<text:bookmark-end text:name="bkmIncendio"/></text:p>
      <text:p text:style-name="P8"/>
      <text:p text:style-name="P6"><text:soft-page-break/>6- Medidas a tomar en caso de vertido accidental</text:p>
      <text:p text:style-name="P4"><text:bookmark-start text:name="bkmDerrame"/>DERRAME:</text:p>
      <text:p text:style-name="P4">Acciones de emergencia: Eliminar fuentes de ignición. No fumar. Ventilar el área. Evacuar personas y animales.</text:p>
      <text:p text:style-name="P4">Precauciones personales: utilizar los elementos de protección personal recomendados. Evitar el contacto con la piel, ojos y ropa. Mantenerse de espalda al viento y frente al derrame. </text:p>
      <text:p text:style-name="P4">Precauciones ambientales: Evitar el ingreso a cursos de aguas superficiales y/o subterráneas. Evitar su eliminación al ambiente.</text:p>
      <text:p text:style-name="P8">Método para limpieza/recogida: Disponer en recipientes adecuados y debidamente rotulados. Detener el derrame de ser posible. Eliminar fuentes de ignición. Recoger lo residuos con material absorbente no combustible (arena, aserrín, tierra, etc.). Disponer para su eliminación.</text:p>
      <text:p text:style-name="P8">FUEGO:</text:p>
      <text:p text:style-name="P8">Mantenerse frente al incendio de espalda al viento a la mayor <text:s/>distancia posible. Si se utiliza agua como medio de extinción o refrigeración, evitar que entre en desagües, canalizaciones o cursos de agua; contener el agua utilizada en la lucha contra el fuego con tierra o arena. Si el área está muy intensamente afectada por el fuego y las condiciones del lugar lo permiten, dejar que el fuego se extinga por sí solo, ya que el agua incrementa el riesgo de escurrimiento y contaminación.</text:p>
      <text:p text:style-name="P8">DISPOSICION FIANL:</text:p>
      <text:p text:style-name="P8">Recoger los envases dañados. No lavar ni reutilizar los envases. Perforar los envases dañados a fin que no sean reutilizados. Disponer según normativa ambiental.<text:bookmark-end text:name="bkmDerrame"/></text:p>
      <text:p text:style-name="P8"/>
      <text:p text:style-name="P6">7- Manipulación y almacenamiento</text:p>
      <text:p text:style-name="P6"><text:bookmark-start text:name="bkmManipulacao"/>Leer íntegramente la etiqueta antes de manipular el producto.</text:p>
      <text:p text:style-name="P2"><text:span text:style-name="Fuente_20_de_20_párrafo_20_predeter."><text:span text:style-name="T2">Equipos de protección personal:</text:span></text:span></text:p>
      <text:p text:style-name="P4">Usar gafas, respiradores tapa boca, guantes, botas y delantal impermeables durante manipulación. Los pilotos no deben participar de la reparación y carga del equipo.</text:p>
      <text:p text:style-name="P2"><text:span text:style-name="Fuente_20_de_20_párrafo_20_predeter."><text:span text:style-name="T2">Aplicadores y banderilleros: </text:span></text:span><text:span text:style-name="Fuente_20_de_20_párrafo_20_predeter."><text:span text:style-name="T1">antiparras, guantes y botas de goma natural, camisa manga largas, pantalones largos</text:span></text:span><text:span text:style-name="Fuente_20_de_20_párrafo_20_predeter."><text:span text:style-name="T1">.</text:span></text:span><text:span text:style-name="Fuente_20_de_20_párrafo_20_predeter."><text:span text:style-name="T1"> </text:span></text:span></text:p>
      <text:p text:style-name="P4">Evitar generar salpicaduras neblinas o polvos en suspensión al cargar, reparar o limpiar los equipos de aplicación. Evitar el contacto de los ojos piel o las ropas o su respiración durante el manipuleo y aplicación.</text:p>
      <text:p text:style-name="P4">Antes de quitarse los guantes, lavarlos con agua y jabón. Lavar cuidadosamente manos, caras, brazos y todas las partes del cuerpo expuestas luego del manipuleo del producto.</text:p>
      <text:p text:style-name="P4">Lavar las ropas utilizadas en el manipuleo en forma separada del resto de la de uso diario; las prendas muy intensamente contaminadas deben destruirse.</text:p>
      <text:p text:style-name="P4">ALMACENAMIENTO:</text:p>
      <text:p text:style-name="P4">Almacenar fuera del alcance de los niños.</text:p>
      <text:p text:style-name="P4"><text:soft-page-break/>Mantener el producto en su envases originales bien cerrados en locales seguros, secos, bien ventilados al resguardos de la luz solar y evitando que se humedezca.</text:p>
      <text:p text:style-name="P4">Almacenar alejado de todo tipo de alimentos, insecticidas, fungicidas, semillas, forrajes y fertilizantes. No comer, beber ni fumar en estos lugares.</text:p>
      <text:p text:style-name="P8">Mantener alejados de todo fuete de calor, llamas o chispas; de ser factible, almacenar en sitios provistos de sistemas automáticos de extinción de incendios. <text:bookmark-end text:name="bkmManipulacao"/></text:p>
      <text:p text:style-name="P8"/>
      <text:p text:style-name="P6">8- Limite de exposición / Protección personal</text:p>
      <text:p text:style-name="P4"><text:bookmark-start text:name="bkmLimiExposicao"/>Equipos de protección personal:</text:p>
      <text:p text:style-name="P4">Protección respiratoria: mascara o semi-mascara con filtro.</text:p>
      <text:p text:style-name="P4"><text:s/>Protección para los ojos: lentes de seguridad.</text:p>
      <text:p text:style-name="P4">Protección para las manos: guantes resistentes a productos químicos.</text:p>
      <text:p text:style-name="P4">Protección para la piel y para el cuerpo: zapatos de seguridad, ropa adecuada.</text:p>
      <text:p text:style-name="P8">Medidas generales de protección e higiene: Evitar el contacto con los ojos, piel, vestimenta. Evitar comer, beber o guardar en el lugar de trabajo. Después <text:s/>del trabajo lavarse las manos con agua y jabón, cambiarse la ropa.<text:bookmark-end text:name="bkmLimiExposicao"/></text:p>
      <text:p text:style-name="P8"/>
      <text:p text:style-name="P6">9- Propiedades físicas y químicas</text:p>
      <text:p text:style-name="P2"><text:span text:style-name="Fuente_20_de_20_párrafo_20_predeter."><text:span text:style-name="T1">Estado físico: </text:span></text:span><text:span text:style-name="Fuente_20_de_20_párrafo_20_predeter."><text:span text:style-name="T1"><text:text-input text:description="&lt;o.physical_state_id.name&gt;">&lt;o.physical_state_id.name&gt;</text:text-input></text:span></text:span></text:p>
      <text:p text:style-name="P2"><text:span text:style-name="Fuente_20_de_20_párrafo_20_predeter."><text:span text:style-name="T1">Color</text:span></text:span><text:span text:style-name="Fuente_20_de_20_párrafo_20_predeter."><text:span text:style-name="T1">/Olor</text:span></text:span><text:span text:style-name="Fuente_20_de_20_párrafo_20_predeter."><text:span text:style-name="T1">:</text:span></text:span><text:span text:style-name="Fuente_20_de_20_párrafo_20_predeter."><text:span text:style-name="T1"> </text:span></text:span><text:bookmark-start text:name="bkmC01"/><text:span text:style-name="Fuente_20_de_20_párrafo_20_predeter."><text:span text:style-name="T1">Studies/Physical, eco and toxicological/Result PY</text:span></text:span><text:bookmark-end text:name="bkmC01"/></text:p>
      <text:p text:style-name="P2"><text:span text:style-name="Fuente_20_de_20_párrafo_20_predeter."><text:span text:style-name="T1">Volatilidad:</text:span></text:span><text:span text:style-name="Fuente_20_de_20_párrafo_20_predeter."><text:span text:style-name="T1"> </text:span></text:span><text:bookmark-start text:name="bkmC22"/><text:span text:style-name="Fuente_20_de_20_párrafo_20_predeter."><text:span text:style-name="T1">Studies/Physical, eco and toxicological/Result PY</text:span></text:span><text:bookmark-end text:name="bkmC22"/></text:p>
      <text:p text:style-name="P2"><text:span text:style-name="Fuente_20_de_20_párrafo_20_predeter."><text:span text:style-name="T1">Pun</text:span></text:span><text:span text:style-name="Fuente_20_de_20_párrafo_20_predeter."><text:span text:style-name="T1">to de fusión: </text:span></text:span><text:bookmark-start text:name="bkmC05"/><text:span text:style-name="Fuente_20_de_20_párrafo_20_predeter."><text:span text:style-name="T1">Studies/Physical, eco and toxicological/Result PY</text:span></text:span><text:bookmark-end text:name="bkmC05"/></text:p>
      <text:p text:style-name="P2"><text:span text:style-name="Fuente_20_de_20_párrafo_20_predeter."><text:span text:style-name="T1">Solubilidad en agua: </text:span></text:span><text:bookmark-start text:name="bkmC08"/><text:span text:style-name="Fuente_20_de_20_párrafo_20_predeter."><text:span text:style-name="T1">Studies/Physical, eco and toxicological/Result PY</text:span></text:span><text:bookmark-end text:name="bkmC08"/></text:p>
      <text:p text:style-name="P2"><text:span text:style-name="Fuente_20_de_20_párrafo_20_predeter."><text:span text:style-name="T1">Densidad:</text:span></text:span><text:span text:style-name="Fuente_20_de_20_párrafo_20_predeter."><text:span text:style-name="T1"> </text:span></text:span><text:bookmark-start text:name="bkmC15"/><text:span text:style-name="Fuente_20_de_20_párrafo_20_predeter."><text:span text:style-name="T1">Studies/Physical, eco and toxicological/Result PY</text:span></text:span><text:bookmark-end text:name="bkmC15"/></text:p>
      <text:p text:style-name="P11"><text:span text:style-name="Fuente_20_de_20_párrafo_20_predeter."><text:span text:style-name="T1">pH</text:span></text:span><text:span text:style-name="Fuente_20_de_20_párrafo_20_predeter."><text:span text:style-name="T1">: </text:span></text:span><text:bookmark-start text:name="bkmC09"/><text:span text:style-name="Fuente_20_de_20_párrafo_20_predeter."><text:span text:style-name="T1">Studies/Physical, eco and toxicological/Result PY</text:span></text:span><text:bookmark-end text:name="bkmC09"/></text:p>
      <text:p text:style-name="P8"/>
      <text:p text:style-name="P6">10- Estabilidad y reactividad</text:p>
      <text:p text:style-name="P8"><text:bookmark-start text:name="bkmEstabilidade"/>Estabilidad: Estable en condiciones normales de almacenamiento.</text:p>
      <text:p text:style-name="P8">Reactividad: Reacciones con materiales galvanizados o de acero (salvo acero inoxidable) produciendo gases inflamables. No mezclar, guardar o aplicar este producto o vaporizar soluciones del mismo en contenedores o tanques de estos materiales.</text:p>
      <text:p text:style-name="P8">Incompatibilidades: Ninguna esperable. Las soluciones de este producto deben ser mezcladas, almacenadas o aplicadas usando solo tanques de acero inoxidable, aluminio, fibra de vidrio, <text:soft-page-break/>con líneas de plástico. No mezclar, almacenar o aplicar este producto a las mezclas de aplicación en tanques de hierro galvanizado. </text:p>
      <text:p text:style-name="P8">Descomposición: Estable en condiciones normales de almacenamiento.<text:bookmark-end text:name="bkmEstabilidade"/> </text:p>
      <text:p text:style-name="P8"/>
      <text:p text:style-name="P2"><text:span text:style-name="Fuente_20_de_20_párrafo_20_predeter."><text:span text:style-name="T2">11- Informaciones toxicológicas</text:span></text:span></text:p>
      <text:p text:style-name="P11"><text:span text:style-name="Fuente_20_de_20_párrafo_20_predeter."><text:span text:style-name="T1">Inhalación: </text:span></text:span><text:bookmark-start text:name="bkmCompFormulacao11"/><text:span text:style-name="Fuente_20_de_20_párrafo_20_predeter."><text:span text:style-name="T8"><text:text-input text:description="&lt;o.toxicological_class_id.name&gt;">&lt;o.toxicological_class_id.name&gt;</text:text-input></text:span></text:span><text:bookmark-end text:name="bkmCompFormulacao11"/><text:span text:style-name="Fuente_20_de_20_párrafo_20_predeter."><text:span text:style-name="T1">.</text:span></text:span></text:p>
      <text:p text:style-name="P11"><text:span text:style-name="Fuente_20_de_20_párrafo_20_predeter."><text:span text:style-name="T1">Ojos: </text:span></text:span><text:bookmark-start text:name="bkmF4"/><text:span text:style-name="Fuente_20_de_20_párrafo_20_predeter."><text:span text:style-name="T1">Studies/Physical, eco and toxicological/Result PY</text:span></text:span><text:bookmark-end text:name="bkmF4"/><text:span text:style-name="Fuente_20_de_20_párrafo_20_predeter."><text:span text:style-name="T1">.</text:span></text:span></text:p>
      <text:p text:style-name="P11"><text:span text:style-name="Fuente_20_de_20_párrafo_20_predeter."><text:span text:style-name="T1">Ingestión: </text:span></text:span><text:bookmark-start text:name="bkmCompFormulacao12"/><text:span text:style-name="Fuente_20_de_20_párrafo_20_predeter."><text:span text:style-name="T8"><text:text-input text:description="&lt;o.toxicological_class_id.name&gt;">&lt;o.toxicological_class_id.name&gt;</text:text-input></text:span></text:span><text:bookmark-end text:name="bkmCompFormulacao12"/><text:span text:style-name="Fuente_20_de_20_párrafo_20_predeter."><text:span text:style-name="T1">.</text:span></text:span></text:p>
      <text:p text:style-name="P8">Toxicidad aguda:</text:p>
      <text:p text:style-name="P11"><text:span text:style-name="Fuente_20_de_20_párrafo_20_predeter."><text:span text:style-name="T1">Oral DL50: </text:span></text:span><text:bookmark-start text:name="bkmF12"/><text:span text:style-name="Fuente_20_de_20_párrafo_20_predeter."><text:span text:style-name="T1">Studies/Physical, eco and toxicological/Result PY</text:span></text:span><text:bookmark-end text:name="bkmF12"/></text:p>
      <text:p text:style-name="P11"><text:span text:style-name="Fuente_20_de_20_párrafo_20_predeter."><text:span text:style-name="T1">Dermal DL50: </text:span></text:span><text:bookmark-start text:name="bkmF31"/><text:span text:style-name="Fuente_20_de_20_párrafo_20_predeter."><text:span text:style-name="T1">Studies/Physical, eco and toxicological/Result PY</text:span></text:span><text:bookmark-end text:name="bkmF31"/><text:span text:style-name="Fuente_20_de_20_párrafo_20_predeter."><text:span text:style-name="T1">.</text:span></text:span></text:p>
      <text:p text:style-name="P11"><text:span text:style-name="Fuente_20_de_20_párrafo_20_predeter."><text:span text:style-name="T1">Inhalación CL50: </text:span></text:span><text:bookmark-start text:name="bkmF2"/><text:span text:style-name="Fuente_20_de_20_párrafo_20_predeter."><text:span text:style-name="T1">Studies/Physical, eco and toxicological/Result PY</text:span></text:span><text:bookmark-end text:name="bkmF2"/></text:p>
      <text:p text:style-name="P11"><text:span text:style-name="Fuente_20_de_20_párrafo_20_predeter."><text:span text:style-name="T1">Irritación de la piel: </text:span></text:span><text:bookmark-start text:name="bkmF34"/><text:span text:style-name="Fuente_20_de_20_párrafo_20_predeter."><text:span text:style-name="T1">Studies/Physical, eco and toxicological/Result PY</text:span></text:span><text:bookmark-end text:name="bkmF34"/><text:span text:style-name="Fuente_20_de_20_párrafo_20_predeter."><text:span text:style-name="T1">.</text:span></text:span></text:p>
      <text:p text:style-name="P11"><text:span text:style-name="Fuente_20_de_20_párrafo_20_predeter."><text:span text:style-name="T1">Sensibilización dermal: </text:span></text:span><text:bookmark-start text:name="bkmFSC"/><text:span text:style-name="Fuente_20_de_20_párrafo_20_predeter."><text:span text:style-name="T1">Studies/Physical, eco and toxicological/Result PY</text:span></text:span><text:bookmark-end text:name="bkmFSC"/></text:p>
      <text:p text:style-name="P11"><text:span text:style-name="Fuente_20_de_20_párrafo_20_predeter."><text:span text:style-name="T1">Irritación para los ojos: </text:span></text:span><text:bookmark-start text:name="bkmF42"/><text:span text:style-name="Fuente_20_de_20_párrafo_20_predeter."><text:span text:style-name="T1">Studies/Physical, eco and toxicological/Result PY</text:span></text:span><text:bookmark-end text:name="bkmF42"/></text:p>
      <text:p text:style-name="P11"><text:span text:style-name="Fuente_20_de_20_párrafo_20_predeter."><text:span text:style-name="T1">Toxicidad sub</text:span></text:span><text:span text:style-name="Fuente_20_de_20_párrafo_20_predeter."><text:span text:style-name="T1"> </text:span></text:span><text:span text:style-name="Fuente_20_de_20_párrafo_20_predeter."><text:span text:style-name="T1">aguda:</text:span></text:span><text:span text:style-name="Fuente_20_de_20_párrafo_20_predeter."><text:span text:style-name="T1"> </text:span></text:span><text:bookmark-start text:name="bkmG31"/><text:span text:style-name="Fuente_20_de_20_párrafo_20_predeter."><text:span text:style-name="T1">Studies/Physical, eco and toxicological/Result PY</text:span></text:span><text:bookmark-end text:name="bkmG31"/></text:p>
      <text:p text:style-name="P11"><text:span text:style-name="Fuente_20_de_20_párrafo_20_predeter."><text:span text:style-name="T1">Toxicidad crónica:</text:span></text:span><text:span text:style-name="Fuente_20_de_20_párrafo_20_predeter."><text:span text:style-name="T1"> </text:span></text:span><text:bookmark-start text:name="bkmG32"/><text:span text:style-name="Fuente_20_de_20_párrafo_20_predeter."><text:span text:style-name="T1">Studies/Physical, eco and toxicological/Result PY</text:span></text:span><text:bookmark-end text:name="bkmG32"/></text:p>
      <text:p text:style-name="P11"><text:span text:style-name="Fuente_20_de_20_párrafo_20_predeter."><text:span text:style-name="T1">Mutagénesis:</text:span></text:span><text:span text:style-name="Fuente_20_de_20_párrafo_20_predeter."><text:span text:style-name="T1"> </text:span></text:span><text:bookmark-start text:name="bkmG11"/><text:span text:style-name="Fuente_20_de_20_párrafo_20_predeter."><text:span text:style-name="T1">Studies/Physical, eco and toxicological/Result PY</text:span></text:span><text:bookmark-end text:name="bkmG11"/></text:p>
      <text:p text:style-name="P8"/>
      <text:p text:style-name="P6">12- Información ecotoxicológica</text:p>
      <text:p text:style-name="P4">Efectos agudos en organismos de agua y peces: </text:p>
      <text:p text:style-name="P2"><text:span text:style-name="Fuente_20_de_20_párrafo_20_predeter."><text:span text:style-name="T5">CL50</text:span></text:span><text:span text:style-name="Fuente_20_de_20_párrafo_20_predeter."><text:span text:style-name="T5">:</text:span></text:span><text:span text:style-name="Fuente_20_de_20_párrafo_20_predeter."><text:span text:style-name="T5"> </text:span></text:span><text:bookmark-start text:name="bkmD61"/><text:span text:style-name="Fuente_20_de_20_párrafo_20_predeter."><text:span text:style-name="T1">Studies/Physical, eco and toxicological/Result PY</text:span></text:span><text:bookmark-end text:name="bkmD61"/></text:p>
      <text:p text:style-name="P4">Toxicidad para aves:</text:p>
      <text:p text:style-name="P2"><text:span text:style-name="Fuente_20_de_20_párrafo_20_predeter."><text:span text:style-name="T1">DL50:</text:span></text:span><text:span text:style-name="Fuente_20_de_20_párrafo_20_predeter."><text:span text:style-name="T1"> </text:span></text:span><text:bookmark-start text:name="bkmD81"/><text:span text:style-name="Fuente_20_de_20_párrafo_20_predeter."><text:span text:style-name="T1">Studies/Physical, eco and toxicological/Result PY</text:span></text:span><text:bookmark-end text:name="bkmD81"/></text:p>
      <text:p text:style-name="P4">Persistencia en suelo:</text:p>
      <text:p text:style-name="P11"><text:span text:style-name="Fuente_20_de_20_párrafo_20_predeter."><text:span text:style-name="T1">DT50</text:span></text:span><text:span text:style-name="Fuente_20_de_20_párrafo_20_predeter."><text:span text:style-name="T1">:</text:span></text:span><text:span text:style-name="Fuente_20_de_20_párrafo_20_predeter."><text:span text:style-name="T1"> </text:span></text:span><text:bookmark-start text:name="bkmDT50"/><text:span text:style-name="Fuente_20_de_20_párrafo_20_predeter."><text:span text:style-name="T1">Product/Technical/Information/Description</text:span></text:span><text:bookmark-end text:name="bkmDT50"/><text:span text:style-name="Fuente_20_de_20_párrafo_20_predeter."><text:span text:style-name="T1"> </text:span></text:span></text:p>
      <text:p text:style-name="P8"/>
      <text:p text:style-name="P6">13- Indicaciones para su eliminación</text:p>
      <text:p text:style-name="P4"><text:bookmark-start text:name="bkmDesativacao"/>Deben ser eliminados de acuerdo a la reglamentación estipulada: Disponer el producto, residuos y desechos en lugares autorizados para sustancias peligrosas</text:p>
      <text:p text:style-name="P8"><text:soft-page-break/>Métodos recomendados para la eliminación: Realizar técnica de triple lavado, verter el agua del lavado en la maquinaria de aplicación, perforar el envase y entregar en centros de acopio autorizados. No deben ser reutilizados.<text:bookmark-end text:name="bkmDesativacao"/></text:p>
      <text:p text:style-name="P8"/>
      <text:p text:style-name="P6">14- Información relativa al transporte</text:p>
      <text:p text:style-name="P8"><text:bookmark-start text:name="bkmTransporte"/>Terrestre; aéreo y marítimo: </text:p>
      <text:p text:style-name="P8">Clase: 6.1.2.</text:p>
      <text:p text:style-name="P8">Nº ONU: 2902.</text:p>
      <text:p text:style-name="P8">Grupo de embalaje: III.</text:p>
      <text:p text:style-name="P8">Solo transportar en vehículos que tengan una separación física entre la carga y el chofer. No transportar con alimentos u otros productos destinados al consumo humano u animal. Asegurar la carga de modo que este bien estabilizada.<text:bookmark-end text:name="bkmTransporte"/></text:p>
      <text:p text:style-name="P8"/>
      <text:p text:style-name="P2"><text:span text:style-name="Fuente_20_de_20_párrafo_20_predeter."><text:span text:style-name="T2">Los datos indicados corresponden a nuestros conocimientos actuales y no representan garantía de las propiedades. El receptor de nuestro producto deberá observar, bajo su responsabilidad las reglamentaciones y normativas de uso.</text:span>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AR" fo:font-style="normal" style:text-underline-style="none" fo:font-weight="normal" style:letter-kerning="false" style:font-size-asian="11pt" style:language-asian="es" style:country-asian="AR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AR" fo:font-style="normal" style:text-underline-style="none" fo:font-weight="normal" style:letter-kerning="false" fo:background-color="transparent" style:font-name-asian="Times New Roman" style:font-size-asian="11pt" style:language-asian="es" style:country-asian="A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Párrafo_20_de_20_lista" style:display-name="Párrafo de lista" style:family="paragraph" style:parent-style-name="Normal">
      <style:paragraph-properties fo:margin="100%" fo:margin-left="0.5in" fo:margin-right="0in" fo:margin-top="0in" fo:margin-bottom="0.139in" fo:hyphenation-ladder-count="no-limit" fo:text-indent="0in" style:auto-text-indent="false">
        <style:tab-stops/>
      </style:paragraph-properties>
      <style:text-properties fo:hyphenate="false"/>
    </style:style>
    <style:style style:name="Encabezado" style:family="paragraph" style:parent-style-name="Normal">
      <style:paragraph-properties fo:margin-top="0in" fo:margin-bottom="0in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margin-top="0in" fo:margin-bottom="0in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fo:language="es" fo:country="PY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language="es" fo:country="PY"/>
    </style:style>
    <style:style style:name="Pie_20_de_20_página_20_Car" style:display-name="Pie de página Car" style:family="text" style:parent-style-name="Fuente_20_de_20_párrafo_20_predeter.">
      <style:text-properties fo:language="es" fo:country="PY"/>
    </style:style>
    <style:style style:name="cuerpo1" style:family="text" style:parent-style-name="Fuente_20_de_20_párrafo_20_predeter.">
      <style:text-properties fo:font-variant="normal" fo:text-transform="none"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pple-style-span" style:family="text" style:parent-style-name="Fuente_20_de_20_párrafo_20_predeter."/>
    <style:style style:name="WW_5f_CharLFO3LVL1" style:display-name="WW_CharLFO3LVL1" style:family="text">
      <style:text-properties style:font-name="Times New Roman" style:font-name-asian="Calibri" style:font-name-complex="Times New Roman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">
      <style:paragraph-properties fo:text-align="justify" style:justify-single-word="false"/>
    </style:style>
    <style:style style:name="MP2" style:family="paragraph" style:parent-style-name="Normal">
      <style:paragraph-properties fo:text-align="justify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" fo:font-size="10pt" fo:font-weight="bold" style:font-size-asian="10pt" style:font-weight-asian="bold" style:font-name-complex="Arial" style:font-size-complex="10pt"/>
    </style:style>
    <style:style style:name="MP3" style:family="paragraph" style:parent-style-name="Normal">
      <style:paragraph-properties fo:text-align="justify" style:justify-single-word="false" fo:padding-left="0in" fo:padding-right="0in" fo:padding-top="0in" fo:padding-bottom="0.0138in" fo:border-left="none" fo:border-right="none" fo:border-top="none" fo:border-bottom="0.74pt solid #000000" style:shadow="none"/>
    </style:style>
    <style:style style:name="MP4" style:family="paragraph" style:parent-style-name="Encabezado">
      <style:text-properties style:font-name="Arial" fo:font-size="10pt" style:font-size-asian="10pt" style:font-name-complex="Arial" style:font-size-complex="10pt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fo:font-size="10pt" fo:language="es" fo:country="PY" fo:font-weight="bold" style:font-size-asian="10pt" style:font-weight-asian="bold" style:font-name-complex="Arial" style:font-size-complex="10pt" style:font-style-complex="italic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o.partner_id.image,size_x=180,size_y=65)" text:anchor-type="paragraph" svg:x="0.0201in" svg:y="0in" draw:z-index="5"><draw:text-box fo:min-height="0.3992in" fo:min-width="1.3898in"><text:p text:style-name="Frame_20_contents">Imagen</text:p></draw:text-box></draw:frame><text:span text:style-name="Fuente_20_de_20_párrafo_20_predeter."><text:span text:style-name="MT1"/></text:span></text:p>
        <text:p text:style-name="MP2"/>
        <text:p text:style-name="MP2">HOJA DE SEGURIDAD</text:p>
        <text:p text:style-name="MP2">Fecha / revisión: <text:bookmark-start text:name="bkmHeaderData"/>Date<text:bookmark-end text:name="bkmHeaderData"/></text:p>
        <text:p text:style-name="MP3"><text:span text:style-name="Fuente_20_de_20_párrafo_20_predeter."><text:span text:style-name="MT2">Producto: </text:span></text:span><text:bookmark-start text:name="bkmHeaderProd"/><text:span text:style-name="Fuente_20_de_20_párrafo_20_predeter."><text:span text:style-name="MT3"><text:text-input text:description="&lt;o.commercial_name&gt;">&lt;o.commercial_name&gt;</text:text-input></text:span></text:span><text:bookmark-end text:name="bkmHeaderProd"/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hosco</meta:initial-creator>
    <dc:creator>ubuntu1 </dc:creator>
    <meta:creation-date>2012-12-13T19:00:00Z</meta:creation-date>
    <dc:date>2013-02-18T18:17:11</dc:date>
    <meta:print-date>2007-12-10T16:16:00Z</meta:print-date>
    <meta:editing-cycles>8</meta:editing-cycles>
    <meta:editing-duration>PT15M36S</meta:editing-duration>
    <meta:document-statistic meta:table-count="0" meta:image-count="0" meta:object-count="0" meta:page-count="6" meta:paragraph-count="123" meta:word-count="1391" meta:character-count="10007" meta:non-whitespace-character-count="8719"/>
    <meta:template xlink:type="simple" xlink:actuate="onRequest" xlink:title="" xlink:href="MSDs.dotx"/>
  </office:meta>
</office:document-meta>
</file>